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A0000015273DD48D3D88B8D1A.png" manifest:media-type="image/png"/>
  <manifest:file-entry manifest:full-path="Pictures/100000010000033A0000015204B5F2D555C0CCF0.png" manifest:media-type="image/png"/>
  <manifest:file-entry manifest:full-path="Pictures/100000010000033A000001525C7AD3C728CC87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a339" officeooo:paragraph-rsid="0009a33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1" text:anchor-type="char" svg:width="6.6929in" svg:height="2.7382in" draw:z-index="0"><draw:image xlink:href="Pictures/100000010000033A000001525C7AD3C728CC87D3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width="6.6929in" svg:height="2.7382in" draw:z-index="1"><draw:image xlink:href="Pictures/100000010000033A0000015204B5F2D555C0CCF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3" text:anchor-type="char" svg:width="6.6929in" svg:height="2.7382in" draw:z-index="2"><draw:image xlink:href="Pictures/100000010000033A0000015273DD48D3D88B8D1A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8:35:00.700477752</meta:creation-date>
    <dc:date>2024-12-09T19:14:10.089512771</dc:date>
    <meta:editing-duration>PT27M3S</meta:editing-duration>
    <meta:editing-cycles>3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